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text-line-through-style="none" style:text-line-through-type="none" officeooo:rsid="001414f5" officeooo:paragraph-rsid="001414f5"/>
    </style:style>
    <style:style style:name="P2" style:family="paragraph" style:parent-style-name="Standard">
      <style:paragraph-properties fo:line-height="200%"/>
      <style:text-properties style:text-line-through-style="none" style:text-line-through-type="none" fo:font-weight="bold" officeooo:rsid="001414f5" officeooo:paragraph-rsid="001414f5" style:font-weight-asian="bold" style:font-weight-complex="bold"/>
    </style:style>
    <style:style style:name="P3" style:family="paragraph" style:parent-style-name="Standard">
      <style:paragraph-properties fo:line-height="200%" fo:text-align="start" style:justify-single-word="false"/>
      <style:text-properties style:text-line-through-style="none" style:text-line-through-type="none" fo:font-weight="bold" officeooo:rsid="0018b929" officeooo:paragraph-rsid="0018b929" style:font-weight-asian="bold" style:font-weight-complex="bold"/>
    </style:style>
    <style:style style:name="P4" style:family="paragraph" style:parent-style-name="Standard">
      <style:paragraph-properties fo:line-height="200%" fo:text-align="start" style:justify-single-word="false"/>
      <style:text-properties style:text-line-through-style="none" style:text-line-through-type="none" fo:font-weight="normal" officeooo:rsid="0016e0eb" officeooo:paragraph-rsid="0016e0eb" style:font-weight-asian="normal" style:font-weight-complex="normal"/>
    </style:style>
    <style:style style:name="P5" style:family="paragraph" style:parent-style-name="Standard">
      <style:paragraph-properties fo:line-height="200%" fo:text-align="start" style:justify-single-word="false"/>
      <style:text-properties style:text-line-through-style="none" style:text-line-through-type="none" fo:font-weight="normal" officeooo:rsid="0018b929" officeooo:paragraph-rsid="0018b929" style:font-weight-asian="normal" style:font-weight-complex="normal"/>
    </style:style>
    <style:style style:name="P6" style:family="paragraph" style:parent-style-name="Standard">
      <style:paragraph-properties fo:line-height="200%"/>
      <style:text-properties fo:font-weight="bold" officeooo:rsid="0016e0eb" officeooo:paragraph-rsid="0016e0eb" style:font-weight-asian="bold" style:font-weight-complex="bold"/>
    </style:style>
    <style:style style:name="P7" style:family="paragraph" style:parent-style-name="Standard">
      <style:paragraph-properties fo:line-height="200%"/>
      <style:text-properties style:text-line-through-style="none" style:text-line-through-type="none" fo:font-size="16pt" fo:font-weight="bold" officeooo:rsid="001414f5" officeooo:paragraph-rsid="001414f5" style:font-weight-asian="bold" style:font-weight-complex="bold"/>
    </style:style>
    <style:style style:name="P8" style:family="paragraph" style:parent-style-name="Standard">
      <style:paragraph-properties fo:line-height="200%"/>
      <style:text-properties style:text-line-through-style="none" style:text-line-through-type="none" fo:font-weight="bold" officeooo:rsid="001414f5" officeooo:paragraph-rsid="001414f5" style:font-weight-asian="bold" style:font-weight-complex="bold"/>
    </style:style>
    <style:style style:name="P9" style:family="paragraph" style:parent-style-name="Standard" style:list-style-name="L1">
      <style:paragraph-properties fo:line-height="200%"/>
      <style:text-properties style:text-line-through-style="none" style:text-line-through-type="none" officeooo:rsid="001414f5" officeooo:paragraph-rsid="001414f5"/>
    </style:style>
    <style:style style:name="P10" style:family="paragraph" style:parent-style-name="Standard" style:list-style-name="L1">
      <style:paragraph-properties fo:line-height="200%"/>
      <style:text-properties style:text-line-through-style="none" style:text-line-through-type="none" officeooo:rsid="001414f5" officeooo:paragraph-rsid="00157001"/>
    </style:style>
    <style:style style:name="P11" style:family="paragraph" style:parent-style-name="Standard" style:list-style-name="L1">
      <style:paragraph-properties fo:line-height="200%"/>
      <style:text-properties style:text-line-through-style="none" style:text-line-through-type="none" fo:font-weight="normal" officeooo:rsid="001414f5" officeooo:paragraph-rsid="00157001" style:font-weight-asian="normal" style:font-weight-complex="normal"/>
    </style:style>
    <style:style style:name="P12" style:family="paragraph" style:parent-style-name="Standard">
      <style:paragraph-properties fo:line-height="200%"/>
      <style:text-properties style:text-line-through-style="none" style:text-line-through-type="none" fo:font-weight="normal" officeooo:rsid="001414f5" officeooo:paragraph-rsid="00157001" style:font-weight-asian="normal" style:font-weight-complex="normal"/>
    </style:style>
    <style:style style:name="P13" style:family="paragraph" style:parent-style-name="Standard" style:list-style-name="L2">
      <style:paragraph-properties fo:line-height="200%" fo:text-align="start" style:justify-single-word="false"/>
      <style:text-properties style:text-line-through-style="none" style:text-line-through-type="none" fo:font-weight="normal" officeooo:rsid="0018b929" officeooo:paragraph-rsid="0018b929" style:font-weight-asian="normal" style:font-weight-complex="normal"/>
    </style:style>
    <style:style style:name="P14" style:family="paragraph" style:parent-style-name="Standard" style:list-style-name="L1">
      <style:paragraph-properties fo:line-height="200%"/>
      <style:text-properties style:text-line-through-style="none" style:text-line-through-type="none" fo:font-weight="normal" officeooo:rsid="001ccc89" officeooo:paragraph-rsid="001ccc89" style:font-weight-asian="normal" style:font-weight-complex="normal"/>
    </style:style>
    <style:style style:name="T1" style:family="text">
      <style:text-properties style:text-line-through-style="none" style:text-line-through-type="none"/>
    </style:style>
    <style:style style:name="T2" style:family="text">
      <style:text-properties style:text-line-through-style="none" style:text-line-through-type="none" officeooo:rsid="001414f5"/>
    </style:style>
    <style:style style:name="T3" style:family="text">
      <style:text-properties officeooo:rsid="001570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atabases for Food Safety Manager PHP Application</text:p>
      <text:p text:style-name="P2">Food Establishments <text:span text:style-name="T3">[Food_Establishments_PARISH-NAME]</text:span></text:p>
      <text:p text:style-name="P1">This will hold the basic info for the establishment that is required to put the information on the map. It is the main DB and has the data needed for the geolocation of the DB and expiry date etc. </text:p>
      <text:p text:style-name="P2">Column Names and Descriptions</text:p>
      <text:list xml:id="list2178095920461797131" text:style-name="L1">
        <text:list-item>
          <text:p text:style-name="P9">registration_number </text:p>
        </text:list-item>
        <text:list-item>
          <text:p text:style-name="P9">establishment_name </text:p>
        </text:list-item>
        <text:list-item>
          <text:p text:style-name="P9">establishment_category </text:p>
        </text:list-item>
        <text:list-item>
          <text:p text:style-name="P9">establishment_address_street </text:p>
        </text:list-item>
        <text:list-item>
          <text:p text:style-name="P10">establishment_address_town</text:p>
        </text:list-item>
        <text:list-item>
          <text:p text:style-name="P10">establishment_address_parish </text:p>
        </text:list-item>
        <text:list-item>
          <text:p text:style-name="P11">operator_first_name </text:p>
        </text:list-item>
        <text:list-item>
          <text:p text:style-name="P11">operator_last_name</text:p>
        </text:list-item>
        <text:list-item>
          <text:p text:style-name="P11">telephone_main</text:p>
        </text:list-item>
        <text:list-item>
          <text:p text:style-name="P11">telephone_other</text:p>
        </text:list-item>
        <text:list-item>
          <text:p text:style-name="P11">email_address</text:p>
        </text:list-item>
        <text:list-item>
          <text:p text:style-name="P11">application_date</text:p>
        </text:list-item>
        <text:list-item>
          <text:p text:style-name="P11">certification_date</text:p>
        </text:list-item>
        <text:list-item>
          <text:p text:style-name="P11">expiry_date</text:p>
        </text:list-item>
        <text:list-item>
          <text:p text:style-name="P14">etablishment_lat</text:p>
        </text:list-item>
        <text:list-item>
          <text:p text:style-name="P14">establishment_lon</text:p>
        </text:list-item>
        <text:list-item>
          <text:p text:style-name="P11">health_dist_code </text:p>
        </text:list-item>
        <text:list-item>
          <text:p text:style-name="P11">parish </text:p>
        </text:list-item>
      </text:list>
      <text:p text:style-name="P12"/>
      <text:p text:style-name="P12"><text:soft-page-break/></text:p>
      <text:p text:style-name="P6"><text:span text:style-name="T2">I</text:span><text:span text:style-name="T1">nspections [Inspections_PARISH]</text:span></text:p>
      <text:p text:style-name="P4">This is going to store the information from the inspection <text:s/>as they are done and entered. The comments will be stored in a text file on the server and the link to the file will be in the database.</text:p>
      <text:p text:style-name="P3">Comumn Names and Description</text:p>
      <text:list xml:id="list6026652360024117889" text:style-name="L2">
        <text:list-item>
          <text:p text:style-name="P13">entry_number</text:p>
        </text:list-item>
        <text:list-item>
          <text:p text:style-name="P13">inspection_number</text:p>
        </text:list-item>
        <text:list-item>
          <text:p text:style-name="P13">inspection_date</text:p>
        </text:list-item>
        <text:list-item>
          <text:p text:style-name="P13">entry_date</text:p>
        </text:list-item>
        <text:list-item>
          <text:p text:style-name="P13">login_name</text:p>
        </text:list-item>
        <text:list-item>
          <text:p text:style-name="P13">inspection_type</text:p>
        </text:list-item>
        <text:list-item>
          <text:p text:style-name="P13">inspection_comments</text:p>
        </text:list-item>
        <text:list-item>
          <text:p text:style-name="P13">inspection_outcome</text:p>
        </text:list-item>
        <text:list-item>
          <text:p text:style-name="P13">inspection_officer</text:p>
        </text:list-item>
        <text:list-item>
          <text:p text:style-name="P13">inspection_hd-zon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4T10:27:21.450653237</meta:creation-date>
    <dc:date>2020-11-17T15:35:02.381833745</dc:date>
    <meta:editing-duration>PT4H9M18S</meta:editing-duration>
    <meta:editing-cycles>5</meta:editing-cycles>
    <meta:generator>LibreOffice/5.1.6.2$Linux_x86 LibreOffice_project/10m0$Build-2</meta:generator>
    <meta:document-statistic meta:table-count="0" meta:image-count="0" meta:object-count="0" meta:page-count="2" meta:paragraph-count="35" meta:word-count="154" meta:character-count="1130" meta:non-whitespace-character-count="1029"/>
  </office:meta>
</office:document-meta>
</file>